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BackOff.setInterval(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BackOff.FixedBackOff( long interval , long maxAttem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BackOff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BackOff.get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BackOff.setMaxAttempts( long maxAttem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BackOffExecutio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xedBackOff.getMaxAttem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BackOffExecution.nextBackO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xedBackOff.FixedBack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